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132" calcext:value-type="float">
            <text:p>86.7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0488" calcext:value-type="float">
            <text:p>86.2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2912" calcext:value-type="float">
            <text:p>85.7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3584" calcext:value-type="float">
            <text:p>85.0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84" calcext:value-type="float">
            <text:p>82.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5104" calcext:value-type="float">
            <text:p>78.1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748" calcext:value-type="float">
            <text:p>78.8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2032" calcext:value-type="float">
            <text:p>78.7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0304" calcext:value-type="float">
            <text:p>74.0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7416" calcext:value-type="float">
            <text:p>71.5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7472" calcext:value-type="float">
            <text:p>68.9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8104" calcext:value-type="float">
            <text:p>67.8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996" calcext:value-type="float">
            <text:p>68.2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3776" calcext:value-type="float">
            <text:p>65.2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8456" calcext:value-type="float">
            <text:p>64.6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524" calcext:value-type="float">
            <text:p>64.7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4008" calcext:value-type="float">
            <text:p>64.8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1128" calcext:value-type="float">
            <text:p>64.6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684" calcext:value-type="float">
            <text:p>62.3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564" calcext:value-type="float">
            <text:p>60.3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